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080FCD74B00989F.png" manifest:media-type="image/png"/>
  <manifest:file-entry manifest:full-path="Pictures/1000000100000209000000B5DC3970FA7C75334F.png" manifest:media-type="image/png"/>
  <manifest:file-entry manifest:full-path="Pictures/1000000100000212000001AFDE227DBCBB01D7C1.png" manifest:media-type="image/png"/>
  <manifest:file-entry manifest:full-path="Pictures/1000000100000212000001AFE158FE29CE500430.png" manifest:media-type="image/png"/>
  <manifest:file-entry manifest:full-path="Pictures/10000000000003B20000029BDC8B7EC6E0EF31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891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5.73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outline1">
      <style:graphic-properties draw:auto-grow-height="true" fo:min-height="13.859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ae00" loext:opacity="100%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ae00" loext:opacity="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3080FCD74B00989F.png" xlink:type="simple" xlink:show="embed" xlink:actuate="onLoad" draw:mime-type="image/png">
            <text:p/>
          </draw:image>
        </draw:frame>
        <draw:frame draw:style-name="gr2" draw:text-style-name="P1" draw:layer="layout" svg:width="18.85cm" svg:height="6.548cm" svg:x="4.575cm" svg:y="2.5cm">
          <draw:image xlink:href="Pictures/1000000100000209000000B5DC3970FA7C75334F.png" xlink:type="simple" xlink:show="embed" xlink:actuate="onLoad" draw:mime-type="image/png">
            <text:p/>
          </draw:image>
        </draw:frame>
        <draw:frame draw:style-name="gr3" draw:text-style-name="P3" draw:layer="layout" svg:width="6.234cm" svg:height="2.301cm" svg:x="10.883cm" svg:y="11cm">
          <draw:text-box>
            <text:p text:style-name="P2"><text:span text:style-name="T1">By:</text:span><text:span text:style-name="T1"><text:line-break/></text:span><text:span text:style-name="T1">Joseph Mye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6cm">
          <draw:image xlink:href="Pictures/1000000000000780000004383080FCD74B00989F.png" xlink:type="simple" xlink:show="embed" xlink:actuate="onLoad" draw:mime-type="image/png">
            <text:p/>
          </draw:image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Planet combat</text:p>
              </text:list-item>
              <text:list-item>
                <text:p>Custom fonts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Successes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6cm">
          <draw:image xlink:href="Pictures/1000000000000780000004383080FCD74B00989F.png" xlink:type="simple" xlink:show="embed" xlink:actuate="onLoad" draw:mime-type="image/png">
            <text:p/>
          </draw:image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Saving/loading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Failures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6cm">
          <draw:image xlink:href="Pictures/1000000000000780000004383080FCD74B00989F.png" xlink:type="simple" xlink:show="embed" xlink:actuate="onLoad" draw:mime-type="image/png">
            <text:p/>
          </draw:image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Visual Studio corrupting code on compiling</text:p>
              </text:list-item>
              <text:list-item>
                <text:p>Managed to construct game from uncorrupted cod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Corruption</text:p>
          </draw:text-box>
        </draw:frame>
        <draw:frame draw:style-name="gr2" draw:text-style-name="P1" draw:layer="layout" svg:width="12.532cm" svg:height="11cm" svg:x="13.5cm" svg:y="6.5cm">
          <draw:image xlink:href="Pictures/10000000000003B20000029BDC8B7EC6E0EF31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3080FCD74B00989F.png" xlink:type="simple" xlink:show="embed" xlink:actuate="onLoad" draw:mime-type="image/png">
            <text:p/>
          </draw:image>
        </draw:frame>
        <draw:frame draw:style-name="gr5" draw:text-style-name="P1" draw:layer="layout" svg:width="25.032cm" svg:height="17.649cm" svg:x="0.968cm" svg:y="1.351cm">
          <draw:image xlink:href="Pictures/10000000000003B20000029BDC8B7EC6E0EF3194.png" xlink:type="simple" xlink:show="embed" xlink:actuate="onLoad" draw:mime-type="image/png">
            <text:p text:style-name="P2">m</text:p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3080FCD74B00989F.png" xlink:type="simple" xlink:show="embed" xlink:actuate="onLoad" draw:mime-type="image/png">
            <text:p/>
          </draw:image>
        </draw:frame>
        <draw:frame draw:style-name="gr2" draw:text-style-name="P1" draw:layer="layout" svg:width="18.693cm" svg:height="15.201cm" svg:x="4.307cm" svg:y="2.799cm">
          <draw:image xlink:href="Pictures/1000000100000212000001AFE158FE29CE5004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3080FCD74B00989F.png" xlink:type="simple" xlink:show="embed" xlink:actuate="onLoad" draw:mime-type="image/png">
            <text:p/>
          </draw:image>
        </draw:frame>
        <draw:frame draw:style-name="gr2" draw:text-style-name="P1" draw:layer="layout" svg:width="18.693cm" svg:height="15.201cm" svg:x="4.307cm" svg:y="3cm">
          <draw:image xlink:href="Pictures/1000000100000212000001AFDE227DBCBB01D7C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3080FCD74B0098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solid" draw:fill-color="#ffffff" draw:opacity="100%" draw:fill-image-width="0cm" draw:fill-image-height="0cm" draw:shadow-opacity="10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solid" draw:fill-color="#ffffff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2H10M50S</meta:editing-duration>
    <meta:editing-cycles>11</meta:editing-cycles>
    <meta:generator>LibreOffice/7.2.2.2$Windows_X86_64 LibreOffice_project/02b2acce88a210515b4a5bb2e46cbfb63fe97d56</meta:generator>
    <dc:date>2022-01-27T15:35:34.022000000</dc:date>
    <meta:document-statistic meta:object-count="57"/>
  </office:meta>
</office:document-meta>
</file>